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10000028781A69F8C0EC3AF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תמונה1" text:anchor-type="char" svg:width="17cm" svg:height="5.923cm" draw:z-index="0"><draw:image xlink:href="Pictures/10000001000007410000028781A69F8C0EC3AF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" svg:font-family="'David CLM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David CLM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5T19:54:22.911000000</dc:date>
    <meta:editing-duration>PT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Windows_X86_64 LibreOffice_project/184fe81b8c8c30d8b5082578aee2fed2ea847c01</meta:generator>
  </office:meta>
</office:document-meta>
</file>